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ocabulary Editor. v 0.1</text:p>
      <text:p text:style-name="Standard"/>
      <text:p text:style-name="Standard">Requirements:</text:p>
      <text:list xml:id="list1751011036" text:style-name="L1">
        <text:list-item>
          <text:p text:style-name="P1">adding words to a „words learning“ vocabulary</text:p>
        </text:list-item>
        <text:list-item>
          <text:p text:style-name="P1">several vocabularies support</text:p>
        </text:list-item>
        <text:list-item>
          <text:p text:style-name="P1">synchronization vocabularies with the desktop application</text:p>
        </text:list-item>
        <text:list-item>
          <text:p text:style-name="P1">extraction words from remote dictionaries</text:p>
        </text:list-item>
      </text:list>
      <text:p text:style-name="Standard"/>
      <text:p text:style-name="Standard">Requirements resolving:</text:p>
      <text:p text:style-name="Standard">„synchronization vocabularies with the desktop application“ - dropbox account should be provided</text:p>
      <text:p text:style-name="Standard">„extraction words from remote dictionaries“ - words extractor service is available</text:p>
      <text:p text:style-name="Standard"/>
      <text:p text:style-name="Standard"/>
      <text:p text:style-name="Standard">Solution:</text:p>
      <text:p text:style-name="Standard"/>
      <text:p text:style-name="Standard">Dropbox Login Activity.</text:p>
      <text:p text:style-name="Standard">Responsibilities:</text:p>
      <text:p text:style-name="Standard">The activity is intended for:</text:p>
      <text:list xml:id="list601327015" text:style-name="L2">
        <text:list-item>
          <text:p text:style-name="P2">loging in and storing information for a dropbox account</text:p>
        </text:list-item>
        <text:list-item>
          <text:p text:style-name="P2">selecting work directory with dictionaries</text:p>
        </text:list-item>
      </text:list>
      <text:p text:style-name="Standard"/>
      <text:p text:style-name="Standard">Vocabularies Activity.</text:p>
      <text:p text:style-name="Standard">Responsibilirties:</text:p>
      <text:list xml:id="list1057209196" text:style-name="L3">
        <text:list-item>
          <text:p text:style-name="P3">selecting a vocabulary to be edited</text:p>
        </text:list-item>
        <text:list-item>
          <text:p text:style-name="P3">searching typed words</text:p>
        </text:list-item>
        <text:list-item>
          <text:p text:style-name="P3">adding selected ones to the appropriate vocabulary</text:p>
        </text:list-item>
        <text:list-item>
          <text:p text:style-name="P3">sending/receiving vocabularies content from dropbo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</meta:initial-creator>
    <meta:creation-date>2012-11-26T22:10:34</meta:creation-date>
    <dc:date>2012-12-02T14:47:32</dc:date>
    <dc:creator>vlad 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21" meta:word-count="109" meta:character-count="376" meta:non-whitespace-character-count="723"/>
  </office:meta>
</office:document-meta>
</file>